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>
      <style:text-properties officeooo:paragraph-rsid="00093ec7"/>
    </style:style>
    <style:style style:name="P12" style:family="paragraph" style:parent-style-name="Text_20_body">
      <style:paragraph-properties fo:break-before="page"/>
    </style:style>
    <style:style style:name="P13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ขอช่วยวิเคราะห์ package.json ของ ngx-admin ที่เป็น Angular 15.x เพื่ออัปเดตให้รองรับ Angular 17.x ได้เลยนะครับ</text:p>
      <text:p text:style-name="Horizontal_20_Line"/>
      <text:h text:style-name="Heading_20_2" text:outline-level="2">ปัญหาหลักที่ต้องแก้</text:h>
      <text:list text:style-name="L1">
        <text:list-item>
          <text:p text:style-name="P1">ปัจจุบัน dependencies หลายตัวยังล็อกไว้ที่ Angular 15.x (<text:span text:style-name="Source_20_Text">^15.2.10</text:span>)</text:p>
        </text:list-item>
        <text:list-item>
          <text:p text:style-name="P1">บางแพ็กเกจเช่น <text:span text:style-name="Source_20_Text">@angular/google-maps</text:span> เวอร์ชัน 12.x ที่ติดตั้ง มา ไม่ตรงกับ Angular 15+</text:p>
        </text:list-item>
        <text:list-item>
          <text:p text:style-name="P1"><text:span text:style-name="Source_20_Text">node-sass</text:span> ค่อนข้างเก่าและมักเจอปัญหา compatibility — ควรเปลี่ยนไปใช้ <text:span text:style-name="Source_20_Text">sass</text:span> แทน (Dart Sass)</text:p>
        </text:list-item>
        <text:list-item>
          <text:p text:style-name="P1">dependencies และ devDependencies บางตัวอาจต้องอัปเกรดให้เข้ากับ Angular 17</text:p>
        </text:list-item>
      </text:list>
      <text:p text:style-name="Horizontal_20_Line"/>
      <text:h text:style-name="Heading_20_2" text:outline-level="2">ขั้นตอนแนะนำในการอัปเดต</text:h>
      <text:h text:style-name="Heading_20_3" text:outline-level="3">1. อัปเดต Angular เป็น 17.x</text:h>
      <text:p text:style-name="Preformatted_20_Text"><text:span text:style-name="Source_20_Text">"@angular/animations": "^17.0.0",</text:span></text:p>
      <text:p text:style-name="Preformatted_20_Text"><text:span text:style-name="Source_20_Text">"@angular/cdk": "^17.0.0",</text:span></text:p>
      <text:p text:style-name="Preformatted_20_Text"><text:span text:style-name="Source_20_Text">"@angular/common": "^17.0.0",</text:span></text:p>
      <text:p text:style-name="Preformatted_20_Text"><text:span text:style-name="Source_20_Text">"@angular/compiler": "^17.0.0",</text:span></text:p>
      <text:p text:style-name="Preformatted_20_Text"><text:span text:style-name="Source_20_Text">"@angular/core": "^17.0.0",</text:span></text:p>
      <text:p text:style-name="Preformatted_20_Text"><text:span text:style-name="Source_20_Text">"@angular/forms": "^17.0.0",</text:span></text:p>
      <text:p text:style-name="Preformatted_20_Text"><text:span text:style-name="Source_20_Text">"@angular/platform-browser": "^17.0.0",</text:span></text:p>
      <text:p text:style-name="Preformatted_20_Text"><text:span text:style-name="Source_20_Text">"@angular/platform-browser-dynamic": "^17.0.0",</text:span></text:p>
      <text:p text:style-name="Preformatted_20_Text"><text:span text:style-name="Source_20_Text">"@angular/router": "^17.0.0",</text:span></text:p>
      <text:p text:style-name="Preformatted_20_Text"><text:span text:style-name="Source_20_Text">"@angular/compiler-cli": "^17.0.0",</text:span></text:p>
      <text:p text:style-name="Preformatted_20_Text"><text:span text:style-name="Source_20_Text">"@angular/language-service": "^17.0.0",</text:span></text:p>
      <text:p text:style-name="Preformatted_20_Text"><text:span text:style-name="Source_20_Text">"@angular-devkit/build-angular": "^17.0.0",</text:span></text:p>
      <text:p text:style-name="Preformatted_20_Text"><text:span text:style-name="Source_20_Text">"@angular/cli": "^17.0.0",</text:span></text:p>
      <text:p text:style-name="P2"><text:span text:style-name="Source_20_Text">"typescript": "~5.1.6"</text:span></text:p>
      <text:list text:style-name="L2">
        <text:list-item>
          <text:p text:style-name="P3"><text:span text:style-name="Source_20_Text">typescript</text:span> เวอร์ชันต้องเข้ากับ Angular 17 (แนะนำ 5.1+)</text:p>
        </text:list-item>
        <text:list-item>
          <text:p text:style-name="P3">devDependencies ที่เกี่ยวข้องกับ Angular เช่น <text:span text:style-name="Source_20_Text">@angular-eslint/*</text:span> ควรใช้เวอร์ชันล่าสุดที่รองรับ Angular 17 ด้วย</text:p>
        </text:list-item>
      </text:list>
      <text:p text:style-name="Horizontal_20_Line"/>
      <text:h text:style-name="Heading_20_3" text:outline-level="3">2. แก้ไขแพ็กเกจที่ไม่ตรงกับ Angular 17</text:h>
      <text:list text:style-name="L3">
        <text:list-item>
          <text:p text:style-name="P4">แพ็กเกจ <text:span text:style-name="Source_20_Text">@angular/google-maps</text:span> ปัจจุบันเป็น 12.x ควรอัปเกรดเป็นเวอร์ชัน 17.x ด้วย</text:p>
        </text:list-item>
      </text:list>
      <text:p text:style-name="P2"><text:span text:style-name="Source_20_Text">"@angular/google-maps": "^17.0.0"</text:span></text:p>
      <text:list text:style-name="L4">
        <text:list-item>
          <text:p text:style-name="P5">เปลี่ยน <text:span text:style-name="Source_20_Text">node-sass</text:span> (ซึ่ง Deprecated และปัญหาติดตั้งเยอะ) ไปใช้</text:p>
        </text:list-item>
      </text:list>
      <text:p text:style-name="P2"><text:span text:style-name="Source_20_Text">"sass": "^1.66.1"</text:span></text:p>
      <text:p text:style-name="Text_20_body"><text:soft-page-break/>แทน</text:p>
      <text:p text:style-name="Horizontal_20_Line"/>
      <text:h text:style-name="Heading_20_3" text:outline-level="3">3. อัปเดต Nebular และอื่น ๆ</text:h>
      <text:list text:style-name="L5">
        <text:list-item>
          <text:p text:style-name="P6">ดูว่า <text:span text:style-name="Source_20_Text">@nebular/*</text:span> มีเวอร์ชันใหม่รองรับ Angular 17 หรือยัง<text:line-break/>ถ้ายังไม่ออกเวอร์ชันใหม่ อาจต้องรอ หรือเลือกเวอร์ชันที่ใกล้เคียงที่สุด</text:p>
        </text:list-item>
        <text:list-item>
          <text:p text:style-name="P6">ถ้าใช้แพ็กเกจอื่น ๆ ที่เกี่ยวข้องกับ Angular (เช่น <text:span text:style-name="Source_20_Text">ngx-leaflet</text:span>, <text:span text:style-name="Source_20_Text">ngx-echarts</text:span> ฯลฯ) ควรตรวจสอบ compatibility และอัปเดตเวอร์ชันด้วยเช่นกัน</text:p>
        </text:list-item>
      </text:list>
      <text:p text:style-name="Horizontal_20_Line"/>
      <text:h text:style-name="Heading_20_3" text:outline-level="3">ตัวอย่าง package.json (dependencies + devDependencies ที่อัปเดตแล้ว)</text:h>
      <text:p text:style-name="Preformatted_20_Text"><text:span text:style-name="Source_20_Text">"dependencies": {</text:span></text:p>
      <text:p text:style-name="Preformatted_20_Text"><text:span text:style-name="Source_20_Text"><text:s text:c="2"/>"@angular/animations": "^17.0.0",</text:span></text:p>
      <text:p text:style-name="Preformatted_20_Text"><text:span text:style-name="Source_20_Text"><text:s text:c="2"/>"@angular/cdk": "^17.0.0",</text:span></text:p>
      <text:p text:style-name="Preformatted_20_Text"><text:span text:style-name="Source_20_Text"><text:s text:c="2"/>"@angular/common": "^17.0.0",</text:span></text:p>
      <text:p text:style-name="Preformatted_20_Text"><text:span text:style-name="Source_20_Text"><text:s text:c="2"/>"@angular/compiler": "^17.0.0",</text:span></text:p>
      <text:p text:style-name="Preformatted_20_Text"><text:span text:style-name="Source_20_Text"><text:s text:c="2"/>"@angular/core": "^17.0.0",</text:span></text:p>
      <text:p text:style-name="Preformatted_20_Text"><text:span text:style-name="Source_20_Text"><text:s text:c="2"/>"@angular/forms": "^17.0.0",</text:span></text:p>
      <text:p text:style-name="Preformatted_20_Text"><text:span text:style-name="Source_20_Text"><text:s text:c="2"/>"@angular/platform-browser": "^17.0.0",</text:span></text:p>
      <text:p text:style-name="Preformatted_20_Text"><text:span text:style-name="Source_20_Text"><text:s text:c="2"/>"@angular/platform-browser-dynamic": "^17.0.0",</text:span></text:p>
      <text:p text:style-name="Preformatted_20_Text"><text:span text:style-name="Source_20_Text"><text:s text:c="2"/>"@angular/router": "^17.0.0",</text:span></text:p>
      <text:p text:style-name="Preformatted_20_Text"><text:span text:style-name="Source_20_Text"><text:s text:c="2"/>"@angular/google-maps": "^17.0.0",</text:span></text:p>
      <text:p text:style-name="Preformatted_20_Text"><text:span text:style-name="Source_20_Text"><text:s text:c="2"/>"@nebular/auth": "11.0.1", <text:s text:c="5"/>// ตรวจสอบเวอร์ชันล่าสุด</text:span></text:p>
      <text:p text:style-name="Preformatted_20_Text"><text:span text:style-name="Source_20_Text"><text:s text:c="2"/>"@nebular/eva-icons": "11.0.1",</text:span></text:p>
      <text:p text:style-name="Preformatted_20_Text"><text:span text:style-name="Source_20_Text"><text:s text:c="2"/>"@nebular/security": "11.0.1",</text:span></text:p>
      <text:p text:style-name="Preformatted_20_Text"><text:span text:style-name="Source_20_Text"><text:s text:c="2"/>"@nebular/theme": "11.0.1",</text:span></text:p>
      <text:p text:style-name="Preformatted_20_Text"><text:span text:style-name="Source_20_Text"><text:s text:c="2"/>"rxjs": "^7.8.1",</text:span></text:p>
      <text:p text:style-name="Preformatted_20_Text"><text:span text:style-name="Source_20_Text"><text:s text:c="2"/>"sass": "^1.66.1",</text:span></text:p>
      <text:p text:style-name="Preformatted_20_Text"><text:span text:style-name="Source_20_Text"><text:s text:c="2"/>"zone.js": "~0.13.0"</text:span></text:p>
      <text:p text:style-name="Preformatted_20_Text"><text:span text:style-name="Source_20_Text"><text:s text:c="2"/>// ...แพ็กเกจอื่น ๆ ที่จำเป็นตามโปรเจกต์</text:span></text:p>
      <text:p text:style-name="Preformatted_20_Text"><text:span text:style-name="Source_20_Text">},</text:span></text:p>
      <text:p text:style-name="Preformatted_20_Text"><text:span text:style-name="Source_20_Text">"devDependencies": {</text:span></text:p>
      <text:p text:style-name="Preformatted_20_Text"><text:span text:style-name="Source_20_Text"><text:s text:c="2"/>"@angular-devkit/build-angular": "^17.0.0",</text:span></text:p>
      <text:p text:style-name="Preformatted_20_Text"><text:span text:style-name="Source_20_Text"><text:s text:c="2"/>"@angular-eslint/builder": "17.0.0",</text:span></text:p>
      <text:p text:style-name="Preformatted_20_Text"><text:span text:style-name="Source_20_Text"><text:s text:c="2"/>"@angular-eslint/eslint-plugin": "17.0.0",</text:span></text:p>
      <text:p text:style-name="Preformatted_20_Text"><text:span text:style-name="Source_20_Text"><text:s text:c="2"/>"@angular-eslint/eslint-plugin-template": "17.0.0",</text:span></text:p>
      <text:p text:style-name="Preformatted_20_Text"><text:span text:style-name="Source_20_Text"><text:s text:c="2"/>"@angular-eslint/schematics": "17.0.0",</text:span></text:p>
      <text:p text:style-name="Preformatted_20_Text"><text:span text:style-name="Source_20_Text"><text:s text:c="2"/>"@angular-eslint/template-parser": "17.0.0",</text:span></text:p>
      <text:p text:style-name="Preformatted_20_Text"><text:span text:style-name="Source_20_Text"><text:s text:c="2"/>"@angular/cli": "^17.0.0",</text:span></text:p>
      <text:p text:style-name="Preformatted_20_Text"><text:span text:style-name="Source_20_Text"><text:s text:c="2"/>"@angular/compiler-cli": "^17.0.0",</text:span></text:p>
      <text:p text:style-name="Preformatted_20_Text"><text:span text:style-name="Source_20_Text"><text:s text:c="2"/>"@angular/language-service": "^17.0.0",</text:span></text:p>
      <text:p text:style-name="Preformatted_20_Text"><text:span text:style-name="Source_20_Text"><text:s text:c="2"/>"@compodoc/compodoc": "1.0.1",</text:span></text:p>
      <text:p text:style-name="Preformatted_20_Text"><text:span text:style-name="Source_20_Text"><text:s text:c="2"/>"typescript": "~5.1.6",</text:span></text:p>
      <text:p text:style-name="Preformatted_20_Text"><text:span text:style-name="Source_20_Text"><text:s text:c="2"/>"eslint": "^8.50.0",</text:span></text:p>
      <text:p text:style-name="Preformatted_20_Text"><text:span text:style-name="Source_20_Text"><text:s text:c="2"/>"rimraf": "^5.0.0",</text:span></text:p>
      <text:p text:style-name="Preformatted_20_Text"><text:span text:style-name="Source_20_Text"><text:s text:c="2"/>"stylelint": "^15.10.0",</text:span></text:p>
      <text:p text:style-name="Preformatted_20_Text"><text:span text:style-name="Source_20_Text"><text:s text:c="2"/>"ts-node": "^10.9.1",</text:span></text:p>
      <text:p text:style-name="Preformatted_20_Text"><text:span text:style-name="Source_20_Text"><text:s text:c="2"/>"tslint": "^6.1.3",</text:span></text:p>
      <text:p text:style-name="Preformatted_20_Text"><text:span text:style-name="Source_20_Text"><text:s text:c="2"/>// ...อื่น ๆ ตามที่ใช้</text:span></text:p>
      <text:p text:style-name="P2"><text:span text:style-name="Source_20_Text">}</text:span></text:p>
      <text:p text:style-name="Horizontal_20_Line"/>
      <text:h text:style-name="Heading_20_3" text:outline-level="3"><text:soft-page-break/>4. สั่งติดตั้งและแก้ไข</text:h>
      <text:list text:style-name="L6">
        <text:list-item>
          <text:p text:style-name="P7">ลบโฟลเดอร์ <text:span text:style-name="Source_20_Text">node_modules</text:span> และไฟล์ <text:span text:style-name="Source_20_Text">package-lock.json</text:span> (หรือ <text:span text:style-name="Source_20_Text">yarn.lock</text:span> ถ้าใช้ yarn)</text:p>
        </text:list-item>
      </text:list>
      <text:p text:style-name="Preformatted_20_Text"><text:span text:style-name="Source_20_Text">rm -rf node_modules package-lock.json</text:span></text:p>
      <text:p text:style-name="Preformatted_20_Text"><text:span text:style-name="Source_20_Text">npm cache clean --force</text:span></text:p>
      <text:p text:style-name="P2"><text:span text:style-name="Source_20_Text">npm install</text:span></text:p>
      <text:list text:style-name="L7">
        <text:list-item>
          <text:p text:style-name="P8">ถ้าเจอ dependency conflicts ให้ลองเพิ่ม <text:span text:style-name="Source_20_Text">--legacy-peer-deps</text:span> หรือ <text:span text:style-name="Source_20_Text">--force</text:span> ตอนติดตั้ง</text:p>
        </text:list-item>
      </text:list>
      <text:p text:style-name="Horizontal_20_Line"/>
      <text:h text:style-name="Heading_20_3" text:outline-level="3">5. อัปเกรดโค้ด (ถ้ามี breaking changes)</text:h>
      <text:list text:style-name="L8">
        <text:list-item>
          <text:p text:style-name="P9">Angular 17 อาจมี breaking changes ต้องตรวจสอบ <text:a xlink:type="simple" xlink:href="https://update.angular.io/" text:style-name="Internet_20_link" text:visited-style-name="Visited_20_Internet_20_Link">Angular update guide</text:a></text:p>
        </text:list-item>
        <text:list-item>
          <text:p text:style-name="P9">ตัวอย่างเช่น RxJS ต้องเป็นเวอร์ชันใหม่ (7+), และอาจต้องแก้ไขโค้ดที่ deprecated</text:p>
        </text:list-item>
      </text:list>
      <text:p text:style-name="Horizontal_20_Line"/>
      <text:h text:style-name="Heading_20_2" text:outline-level="2">สรุป</text:h>
      <text:list text:style-name="L9">
        <text:list-item>
          <text:p text:style-name="P10">เปลี่ยน Angular ทุกตัวใน dependencies เป็น 17.x</text:p>
        </text:list-item>
        <text:list-item>
          <text:p text:style-name="P10">เปลี่ยน <text:span text:style-name="Source_20_Text">node-sass</text:span> เป็น <text:span text:style-name="Source_20_Text">sass</text:span></text:p>
        </text:list-item>
        <text:list-item>
          <text:p text:style-name="P10">อัปเดต dependencies อื่น ๆ ให้ compatible</text:p>
        </text:list-item>
        <text:list-item>
          <text:p text:style-name="P10">ลบ <text:span text:style-name="Source_20_Text">node_modules</text:span> แล้วติดตั้งใหม่</text:p>
        </text:list-item>
        <text:list-item>
          <text:p text:style-name="P10">ตรวจสอบโค้ดและแก้ไขตาม breaking changes</text:p>
        </text:list-item>
      </text:list>
      <text:p text:style-name="Horizontal_20_Line"/>
      <text:p text:style-name="P11">ถ้าส่งไฟล์ package.json เดิม หรืออยากได้ตัวอย่างไฟล์แบบครบ ๆ ฉบับอัปเดตสำหรับ Angular 17 ผมช่วยเขียนให้ได้นะครับ!</text:p>
      <text:p text:style-name="Text_20_body">หรือถ้ามีแพ็กเกจไหนสงสัยเพิ่ม บอกได้เลยครับ!</text:p>
      <text:p text:style-name="Standard"/>
      <text:p text:style-name="P12">ได้เลยครับ! นี่คือ <text:span text:style-name="Strong_20_Emphasis">ตัวอย่าง package.json</text:span> แบบเต็ม พร้อมอัปเดตเป็น Angular 17 และแก้ไข dependency หลัก ๆ ให้เหมาะกับ Angular 17.x พร้อมแนะนำเวอร์ชันที่เข้ากันได้ (ตามข้อมูลล่าสุด ณ ตอนนี้):</text:p>
      <text:p text:style-name="Preformatted_20_Text"><text:span text:style-name="Source_20_Text">{</text:span></text:p>
      <text:p text:style-name="Preformatted_20_Text"><text:span text:style-name="Source_20_Text"><text:s text:c="2"/>"name": "ngx-admin",</text:span></text:p>
      <text:p text:style-name="Preformatted_20_Text"><text:span text:style-name="Source_20_Text"><text:s text:c="2"/>"version": "11.0.0",</text:span></text:p>
      <text:p text:style-name="Preformatted_20_Text"><text:span text:style-name="Source_20_Text"><text:s text:c="2"/>"license": "MIT",</text:span></text:p>
      <text:p text:style-name="Preformatted_20_Text"><text:span text:style-name="Source_20_Text"><text:s text:c="2"/>"repository": {</text:span></text:p>
      <text:p text:style-name="Preformatted_20_Text"><text:span text:style-name="Source_20_Text"><text:s text:c="4"/>"type": "git",</text:span></text:p>
      <text:p text:style-name="Preformatted_20_Text"><text:span text:style-name="Source_20_Text"><text:s text:c="4"/>"url": "git+https://github.com/akveo/ngx-admin.git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bugs": {</text:span></text:p>
      <text:p text:style-name="Preformatted_20_Text"><text:span text:style-name="Source_20_Text"><text:s text:c="4"/>"url": "https://github.com/akveo/ngx-admin/issues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scripts": {</text:span></text:p>
      <text:p text:style-name="Preformatted_20_Text"><text:span text:style-name="Source_20_Text"><text:s text:c="4"/>"ng": "ng",</text:span></text:p>
      <text:p text:style-name="Preformatted_20_Text"><text:span text:style-name="Source_20_Text"><text:s text:c="4"/>"conventional-changelog": "conventional-changelog",</text:span></text:p>
      <text:p text:style-name="Preformatted_20_Text"><text:span text:style-name="Source_20_Text"><text:s text:c="4"/>"start": "ng serve",</text:span></text:p>
      <text:p text:style-name="Preformatted_20_Text"><text:span text:style-name="Source_20_Text"><text:s text:c="4"/>"build": "ng build",</text:span></text:p>
      <text:p text:style-name="Preformatted_20_Text"><text:span text:style-name="Source_20_Text"><text:s text:c="4"/>"build:prod": "npm run build -- --configuration production --aot",</text:span></text:p>
      <text:p text:style-name="Preformatted_20_Text"><text:span text:style-name="Source_20_Text"><text:s text:c="4"/>"test": "ng test",</text:span></text:p>
      <text:p text:style-name="Preformatted_20_Text"><text:span text:style-name="Source_20_Text"><text:s text:c="4"/>"test:coverage": "rimraf coverage &amp;&amp; npm run test -- --code-coverage",</text:span></text:p>
      <text:p text:style-name="Preformatted_20_Text"><text:span text:style-name="Source_20_Text"><text:s text:c="4"/>"lint": "ng lint",</text:span></text:p>
      <text:p text:style-name="Preformatted_20_Text"><text:span text:style-name="Source_20_Text"><text:s text:c="4"/>"lint:fix": "ng lint ngx-admin-demo --fix",</text:span></text:p>
      <text:p text:style-name="Preformatted_20_Text"><text:span text:style-name="Source_20_Text"><text:s text:c="4"/>"lint:styles": "stylelint ./src/**/*.scss",</text:span></text:p>
      <text:p text:style-name="Preformatted_20_Text"><text:span text:style-name="Source_20_Text"><text:s text:c="4"/>"lint:ci": "npm run lint &amp;&amp; npm run lint:styles",</text:span></text:p>
      <text:p text:style-name="Preformatted_20_Text"><text:span text:style-name="Source_20_Text"><text:s text:c="4"/>"pree2e": "webdriver-manager update --standalone false --gecko false",</text:span></text:p>
      <text:p text:style-name="Preformatted_20_Text"><text:span text:style-name="Source_20_Text"><text:s text:c="4"/>"e2e": "ng e2e",</text:span></text:p>
      <text:p text:style-name="Preformatted_20_Text"><text:span text:style-name="Source_20_Text"><text:s text:c="4"/>"docs": "compodoc -p src/tsconfig.app.json -d docs",</text:span></text:p>
      <text:p text:style-name="Preformatted_20_Text"><text:span text:style-name="Source_20_Text"><text:s text:c="4"/>"docs:serve": "compodoc -p src/tsconfig.app.json -d docs -s",</text:span></text:p>
      <text:p text:style-name="Preformatted_20_Text"><text:span text:style-name="Source_20_Text"><text:s text:c="4"/>"prepush": "npm run lint:ci",</text:span></text:p>
      <text:p text:style-name="Preformatted_20_Text"><text:span text:style-name="Source_20_Text"><text:s text:c="4"/>"release:changelog": "npm run conventional-changelog -- -p angular -i CHANGELOG.md -s",</text:span></text:p>
      <text:p text:style-name="Preformatted_20_Text"><text:span text:style-name="Source_20_Text"><text:s text:c="4"/>"postinstall": "ngcc --properties es2015 es5 browser module main --first-only --create-ivy-entry-points --tsconfig \"./src/tsconfig.app.json\"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dependencies": {</text:span></text:p>
      <text:p text:style-name="Preformatted_20_Text"><text:span text:style-name="Source_20_Text"><text:s text:c="4"/>"@angular/animations": "^17.0.0",</text:span></text:p>
      <text:p text:style-name="Preformatted_20_Text"><text:span text:style-name="Source_20_Text"><text:s text:c="4"/>"@angular/cdk": "^17.0.0",</text:span></text:p>
      <text:p text:style-name="Preformatted_20_Text"><text:span text:style-name="Source_20_Text"><text:s text:c="4"/>"@angular/common": "^17.0.0",</text:span></text:p>
      <text:p text:style-name="Preformatted_20_Text"><text:span text:style-name="Source_20_Text"><text:s text:c="4"/>"@angular/compiler": "^17.0.0",</text:span></text:p>
      <text:p text:style-name="Preformatted_20_Text"><text:span text:style-name="Source_20_Text"><text:s text:c="4"/>"@angular/core": "^17.0.0",</text:span></text:p>
      <text:p text:style-name="Preformatted_20_Text"><text:span text:style-name="Source_20_Text"><text:s text:c="4"/>"@angular/forms": "^17.0.0",</text:span></text:p>
      <text:p text:style-name="Preformatted_20_Text"><text:span text:style-name="Source_20_Text"><text:s text:c="4"/>"@angular/google-maps": "^17.0.0",</text:span></text:p>
      <text:p text:style-name="Preformatted_20_Text"><text:span text:style-name="Source_20_Text"><text:s text:c="4"/>"@angular/platform-browser": "^17.0.0",</text:span></text:p>
      <text:p text:style-name="Preformatted_20_Text"><text:span text:style-name="Source_20_Text"><text:s text:c="4"/>"@angular/platform-browser-dynamic": "^17.0.0",</text:span></text:p>
      <text:p text:style-name="Preformatted_20_Text"><text:span text:style-name="Source_20_Text"><text:s text:c="4"/>"@angular/router": "^17.0.0",</text:span></text:p>
      <text:p text:style-name="Preformatted_20_Text"><text:span text:style-name="Source_20_Text"><text:s text:c="4"/>"@asymmetrik/ngx-leaflet": "^3.0.1",</text:span></text:p>
      <text:p text:style-name="Preformatted_20_Text"><text:span text:style-name="Source_20_Text"><text:s text:c="4"/>"@nebular/auth": "11.0.1",</text:span></text:p>
      <text:p text:style-name="Preformatted_20_Text"><text:span text:style-name="Source_20_Text"><text:s text:c="4"/>"@nebular/eva-icons": "11.0.1",</text:span></text:p>
      <text:p text:style-name="Preformatted_20_Text"><text:span text:style-name="Source_20_Text"><text:s text:c="4"/>"@nebular/security": "11.0.1",</text:span></text:p>
      <text:p text:style-name="Preformatted_20_Text"><text:span text:style-name="Source_20_Text"><text:s text:c="4"/>"@nebular/theme": "11.0.1",</text:span></text:p>
      <text:p text:style-name="Preformatted_20_Text"><text:span text:style-name="Source_20_Text"><text:s text:c="4"/>"@swimlane/ngx-charts": "^14.0.0",</text:span></text:p>
      <text:p text:style-name="Preformatted_20_Text"><text:span text:style-name="Source_20_Text"><text:s text:c="4"/>"angular2-chartjs": "0.4.1",</text:span></text:p>
      <text:p text:style-name="Preformatted_20_Text"><text:span text:style-name="Source_20_Text"><text:s text:c="4"/>"bootstrap": "4.3.1",</text:span></text:p>
      <text:p text:style-name="Preformatted_20_Text"><text:span text:style-name="Source_20_Text"><text:s text:c="4"/>"chart.js": "2.7.1",</text:span></text:p>
      <text:p text:style-name="Preformatted_20_Text"><text:span text:style-name="Source_20_Text"><text:s text:c="4"/>"ckeditor": "4.7.3",</text:span></text:p>
      <text:p text:style-name="Preformatted_20_Text"><text:span text:style-name="Source_20_Text"><text:s text:c="4"/>"classlist.js": "1.1.20150312",</text:span></text:p>
      <text:p text:style-name="Preformatted_20_Text"><text:span text:style-name="Source_20_Text"><text:s text:c="4"/>"core-js": "2.5.1",</text:span></text:p>
      <text:p text:style-name="Preformatted_20_Text"><text:soft-page-break/><text:span text:style-name="Source_20_Text"><text:s text:c="4"/>"echarts": "^4.9.0",</text:span></text:p>
      <text:p text:style-name="Preformatted_20_Text"><text:span text:style-name="Source_20_Text"><text:s text:c="4"/>"eva-icons": "^1.1.3",</text:span></text:p>
      <text:p text:style-name="Preformatted_20_Text"><text:span text:style-name="Source_20_Text"><text:s text:c="4"/>"intl": "1.2.5",</text:span></text:p>
      <text:p text:style-name="Preformatted_20_Text"><text:span text:style-name="Source_20_Text"><text:s text:c="4"/>"ionicons": "2.0.1",</text:span></text:p>
      <text:p text:style-name="Preformatted_20_Text"><text:span text:style-name="Source_20_Text"><text:s text:c="4"/>"leaflet": "1.2.0",</text:span></text:p>
      <text:p text:style-name="Preformatted_20_Text"><text:span text:style-name="Source_20_Text"><text:s text:c="4"/>"nebular-icons": "1.1.0",</text:span></text:p>
      <text:p text:style-name="Preformatted_20_Text"><text:span text:style-name="Source_20_Text"><text:s text:c="4"/>"ng2-ckeditor": "~1.2.9",</text:span></text:p>
      <text:p text:style-name="Preformatted_20_Text"><text:span text:style-name="Source_20_Text"><text:s text:c="4"/>"ng2-completer": "^9.0.1",</text:span></text:p>
      <text:p text:style-name="Preformatted_20_Text"><text:span text:style-name="Source_20_Text"><text:s text:c="4"/>"ng2-smart-table": "^1.6.0",</text:span></text:p>
      <text:p text:style-name="Preformatted_20_Text"><text:span text:style-name="Source_20_Text"><text:s text:c="4"/>"ngx-echarts": "^4.2.2",</text:span></text:p>
      <text:p text:style-name="Preformatted_20_Text"><text:span text:style-name="Source_20_Text"><text:s text:c="4"/>"rxjs": "^7.8.1",</text:span></text:p>
      <text:p text:style-name="Preformatted_20_Text"><text:span text:style-name="Source_20_Text"><text:s text:c="4"/>"rxjs-compat": "6.3.0",</text:span></text:p>
      <text:p text:style-name="Preformatted_20_Text"><text:span text:style-name="Source_20_Text"><text:s text:c="4"/>"sass": "^1.66.1",</text:span></text:p>
      <text:p text:style-name="Preformatted_20_Text"><text:span text:style-name="Source_20_Text"><text:s text:c="4"/>"normalize.css": "6.0.0",</text:span></text:p>
      <text:p text:style-name="Preformatted_20_Text"><text:span text:style-name="Source_20_Text"><text:s text:c="4"/>"pace-js": "1.0.2",</text:span></text:p>
      <text:p text:style-name="Preformatted_20_Text"><text:span text:style-name="Source_20_Text"><text:s text:c="4"/>"roboto-fontface": "0.8.0",</text:span></text:p>
      <text:p text:style-name="Preformatted_20_Text"><text:span text:style-name="Source_20_Text"><text:s text:c="4"/>"socicon": "3.0.5",</text:span></text:p>
      <text:p text:style-name="Preformatted_20_Text"><text:span text:style-name="Source_20_Text"><text:s text:c="4"/>"style-loader": "^1.3.0",</text:span></text:p>
      <text:p text:style-name="Preformatted_20_Text"><text:span text:style-name="Source_20_Text"><text:s text:c="4"/>"tinymce": "4.5.7",</text:span></text:p>
      <text:p text:style-name="Preformatted_20_Text"><text:span text:style-name="Source_20_Text"><text:s text:c="4"/>"tslib": "^2.3.1",</text:span></text:p>
      <text:p text:style-name="Preformatted_20_Text"><text:span text:style-name="Source_20_Text"><text:s text:c="4"/>"typeface-exo": "0.0.22",</text:span></text:p>
      <text:p text:style-name="Preformatted_20_Text"><text:span text:style-name="Source_20_Text"><text:s text:c="4"/>"web-animations-js": "^2.3.2",</text:span></text:p>
      <text:p text:style-name="Preformatted_20_Text"><text:span text:style-name="Source_20_Text"><text:s text:c="4"/>"zone.js": "~0.13.0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devDependencies": {</text:span></text:p>
      <text:p text:style-name="Preformatted_20_Text"><text:span text:style-name="Source_20_Text"><text:s text:c="4"/>"@angular-devkit/build-angular": "^17.0.0",</text:span></text:p>
      <text:p text:style-name="Preformatted_20_Text"><text:span text:style-name="Source_20_Text"><text:s text:c="4"/>"@angular-eslint/builder": "17.0.0",</text:span></text:p>
      <text:p text:style-name="Preformatted_20_Text"><text:span text:style-name="Source_20_Text"><text:s text:c="4"/>"@angular-eslint/eslint-plugin": "17.0.0",</text:span></text:p>
      <text:p text:style-name="Preformatted_20_Text"><text:span text:style-name="Source_20_Text"><text:s text:c="4"/>"@angular-eslint/eslint-plugin-template": "17.0.0",</text:span></text:p>
      <text:p text:style-name="Preformatted_20_Text"><text:span text:style-name="Source_20_Text"><text:s text:c="4"/>"@angular-eslint/schematics": "17.0.0",</text:span></text:p>
      <text:p text:style-name="Preformatted_20_Text"><text:span text:style-name="Source_20_Text"><text:s text:c="4"/>"@angular-eslint/template-parser": "17.0.0",</text:span></text:p>
      <text:p text:style-name="Preformatted_20_Text"><text:span text:style-name="Source_20_Text"><text:s text:c="4"/>"@angular/cli": "^17.0.0",</text:span></text:p>
      <text:p text:style-name="Preformatted_20_Text"><text:span text:style-name="Source_20_Text"><text:s text:c="4"/>"@angular/compiler-cli": "^17.0.0",</text:span></text:p>
      <text:p text:style-name="Preformatted_20_Text"><text:span text:style-name="Source_20_Text"><text:s text:c="4"/>"@angular/language-service": "^17.0.0",</text:span></text:p>
      <text:p text:style-name="Preformatted_20_Text"><text:span text:style-name="Source_20_Text"><text:s text:c="4"/>"@compodoc/compodoc": "1.0.1",</text:span></text:p>
      <text:p text:style-name="Preformatted_20_Text"><text:span text:style-name="Source_20_Text"><text:s text:c="4"/>"@fortawesome/fontawesome-free": "^5.2.0",</text:span></text:p>
      <text:p text:style-name="Preformatted_20_Text"><text:span text:style-name="Source_20_Text"><text:s text:c="4"/>"@types/d3-color": "1.0.5",</text:span></text:p>
      <text:p text:style-name="Preformatted_20_Text"><text:span text:style-name="Source_20_Text"><text:s text:c="4"/>"@types/jasmine": "~3.3.0",</text:span></text:p>
      <text:p text:style-name="Preformatted_20_Text"><text:span text:style-name="Source_20_Text"><text:s text:c="4"/>"@types/jasminewd2": "2.0.3",</text:span></text:p>
      <text:p text:style-name="Preformatted_20_Text"><text:span text:style-name="Source_20_Text"><text:s text:c="4"/>"@types/leaflet": "1.2.3",</text:span></text:p>
      <text:p text:style-name="Preformatted_20_Text"><text:span text:style-name="Source_20_Text"><text:s text:c="4"/>"@types/node": "^20.4.2",</text:span></text:p>
      <text:p text:style-name="Preformatted_20_Text"><text:span text:style-name="Source_20_Text"><text:s text:c="4"/>"@typescript-eslint/eslint-plugin": "^5.43.0",</text:span></text:p>
      <text:p text:style-name="Preformatted_20_Text"><text:span text:style-name="Source_20_Text"><text:s text:c="4"/>"@typescript-eslint/parser": "^5.43.0",</text:span></text:p>
      <text:p text:style-name="Preformatted_20_Text"><text:span text:style-name="Source_20_Text"><text:s text:c="4"/>"codelyzer": "^6.0.2",</text:span></text:p>
      <text:p text:style-name="Preformatted_20_Text"><text:span text:style-name="Source_20_Text"><text:s text:c="4"/>"conventional-changelog-cli": "1.3.4",</text:span></text:p>
      <text:p text:style-name="Preformatted_20_Text"><text:span text:style-name="Source_20_Text"><text:s text:c="4"/>"eslint": "^8.50.0",</text:span></text:p>
      <text:p text:style-name="Preformatted_20_Text"><text:span text:style-name="Source_20_Text"><text:s text:c="4"/>"husky": "0.13.3",</text:span></text:p>
      <text:p text:style-name="Preformatted_20_Text"><text:span text:style-name="Source_20_Text"><text:s text:c="4"/>"jasmine-core": "~3.6.0",</text:span></text:p>
      <text:p text:style-name="Preformatted_20_Text"><text:span text:style-name="Source_20_Text"><text:s text:c="4"/>"jasmine-spec-reporter": "~5.0.0",</text:span></text:p>
      <text:p text:style-name="Preformatted_20_Text"><text:span text:style-name="Source_20_Text"><text:s text:c="4"/>"karma": "~6.3.19",</text:span></text:p>
      <text:p text:style-name="Preformatted_20_Text"><text:span text:style-name="Source_20_Text"><text:s text:c="4"/>"karma-chrome-launcher": "~3.1.1",</text:span></text:p>
      <text:p text:style-name="Preformatted_20_Text"><text:span text:style-name="Source_20_Text"><text:s text:c="4"/>"karma-cli": "1.0.1",</text:span></text:p>
      <text:p text:style-name="Preformatted_20_Text"><text:span text:style-name="Source_20_Text"><text:s text:c="4"/>"karma-coverage-istanbul-reporter": "~3.0.2",</text:span></text:p>
      <text:p text:style-name="Preformatted_20_Text"><text:span text:style-name="Source_20_Text"><text:s text:c="4"/>"karma-jasmine": "~4.0.2",</text:span></text:p>
      <text:p text:style-name="Preformatted_20_Text"><text:span text:style-name="Source_20_Text"><text:s text:c="4"/>"karma-jasmine-html-reporter": "^1.7.0",</text:span></text:p>
      <text:p text:style-name="Preformatted_20_Text"><text:span text:style-name="Source_20_Text"><text:s text:c="4"/>"npm-run-all": "4.0.2",</text:span></text:p>
      <text:p text:style-name="Preformatted_20_Text"><text:span text:style-name="Source_20_Text"><text:s text:c="4"/>"protractor": "~7.0.0",</text:span></text:p>
      <text:p text:style-name="Preformatted_20_Text"><text:span text:style-name="Source_20_Text"><text:s text:c="4"/>"rimraf": "^5.0.0",</text:span></text:p>
      <text:p text:style-name="Preformatted_20_Text"><text:span text:style-name="Source_20_Text"><text:s text:c="4"/>"stylelint": "^15.10.0",</text:span></text:p>
      <text:p text:style-name="Preformatted_20_Text"><text:soft-page-break/><text:span text:style-name="Source_20_Text"><text:s text:c="4"/>"ts-node": "^10.9.1",</text:span></text:p>
      <text:p text:style-name="Preformatted_20_Text"><text:span text:style-name="Source_20_Text"><text:s text:c="4"/>"tslint": "~6.1.3",</text:span></text:p>
      <text:p text:style-name="Preformatted_20_Text"><text:span text:style-name="Source_20_Text"><text:s text:c="4"/>"tslint-language-service": "^0.9.9",</text:span></text:p>
      <text:p text:style-name="Preformatted_20_Text"><text:span text:style-name="Source_20_Text"><text:s text:c="4"/>"typescript": "~5.1.6"</text:span></text:p>
      <text:p text:style-name="Preformatted_20_Text"><text:span text:style-name="Source_20_Text"><text:s text:c="2"/>}</text:span></text:p>
      <text:p text:style-name="P2"><text:span text:style-name="Source_20_Text">}</text:span></text:p>
      <text:p text:style-name="Horizontal_20_Line"/>
      <text:h text:style-name="Heading_20_3" text:outline-level="3">คำแนะนำเพิ่มเติม</text:h>
      <text:list text:style-name="L10">
        <text:list-item>
          <text:p text:style-name="P13">ลบโฟลเดอร์ <text:span text:style-name="Source_20_Text">node_modules</text:span> และไฟล์ล็อกเกอร์ต่าง ๆ ก่อน</text:p>
        </text:list-item>
        <text:list-item>
          <text:p text:style-name="P13">รัน <text:span text:style-name="Source_20_Text">npm install</text:span> ใหม่ เพื่อดึง dependencies ตามเวอร์ชันใหม่</text:p>
        </text:list-item>
        <text:list-item>
          <text:p text:style-name="P13">ถ้าเจอปัญหา dependency conflict ให้ลองใช้ <text:span text:style-name="Source_20_Text">npm install --legacy-peer-deps</text:span></text:p>
        </text:list-item>
        <text:list-item>
          <text:p text:style-name="P13">ตรวจสอบโค้ดโปรเจกต์กับ <text:a xlink:type="simple" xlink:href="https://update.angular.io/" text:style-name="Internet_20_link" text:visited-style-name="Visited_20_Internet_20_Link">Angular Update Guide</text:a> ว่าต้องแก้ไขส่วนไหนบ้างตาม breaking changes ของ Angular 17</text:p>
        </text:list-item>
      </text:list>
      <text:p text:style-name="Horizontal_20_Line"/>
      <text:p text:style-name="Text_20_body">ถ้าต้องการให้ช่วยแก้ไขไฟล์อื่น ๆ เช่น <text:span text:style-name="Source_20_Text">tsconfig.json</text:span> หรือไฟล์ Angular config ต่าง ๆ ด้วย แจ้งได้เลยนะครับ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9T00:03:48.539273000</meta:creation-date>
    <dc:date>2025-06-19T00:51:13.936681100</dc:date>
    <meta:editing-duration>PT37M1S</meta:editing-duration>
    <meta:editing-cycles>1</meta:editing-cycles>
    <meta:document-statistic meta:table-count="0" meta:image-count="0" meta:object-count="0" meta:page-count="6" meta:paragraph-count="216" meta:word-count="1687" meta:character-count="7855" meta:non-whitespace-character-count="6900"/>
    <meta:generator>LibreOffice/25.2.4.3$Windows_X86_64 LibreOffice_project/33e196637044ead23f5c3226cde09b47731f7e27</meta:generator>
  </office:meta>
</office:document-meta>
</file>